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8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zekł Pan i stało się.</text:span><text:span text:style-name="T1"><text:line-break/></text:span><text:span text:style-name="T1">Jam Alfa i Omega,</text:span><text:span text:style-name="T1"><text:line-break/></text:span><text:span text:style-name="T1">początek i koniec</text:span><text:span text:style-name="T1"><text:line-break/></text:span><text:span text:style-name="T1">Ja spragnionemu dam</text:span><text:span text:style-name="T1"><text:line-break/></text:span><text:span text:style-name="T1">darmo pić</text:span><text:span text:style-name="T1"><text:line-break/></text:span><text:span text:style-name="T1">ze źródła Wody Życ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 daj mi pić,</text:span><text:span text:style-name="T1"><text:line-break/></text:span><text:span text:style-name="T1">Pan daj mi pić,</text:span><text:span text:style-name="T1"><text:line-break/></text:span><text:span text:style-name="T1">Pan daj mi pić</text:span><text:span text:style-name="T1"><text:line-break/></text:span><text:span text:style-name="T1">ze źródła Wody Życ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 ">
            <style:list-level-properties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2" text:bullet-char=" ">
            <style:list-level-properties text:space-before="1.6cm" text:min-label-width="0.8cm"/>
            <style:text-properties fo:font-family="Tahoma" style:font-style-name="Normalny" style:font-family-generic="swiss" style:font-pitch="variable" style:use-window-font-color="true" fo:font-size="75%"/>
          </text:list-level-style-bullet>
          <text:list-level-style-bullet text:level="3" text:bullet-char=" ">
            <style:list-level-properties text:space-before="3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4" text:bullet-char=" ">
            <style:list-level-properties text:space-before="4.2cm" text:min-label-width="0.6cm"/>
            <style:text-properties fo:font-family="Tahoma" style:font-style-name="Normalny" style:font-family-generic="swiss" style:font-pitch="variable" style:use-window-font-color="true" fo:font-size="75%"/>
          </text:list-level-style-bullet>
          <text:list-level-style-bullet text:level="5" text:bullet-char=" ">
            <style:list-level-properties text:space-before="5.4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6" text:bullet-char=" ">
            <style:list-level-properties text:space-before="6.6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7" text:bullet-char=" ">
            <style:list-level-properties text:space-before="7.8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8" text:bullet-char=" ">
            <style:list-level-properties text:space-before="9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9" text:bullet-char=" ">
            <style:list-level-properties text:space-before="10.2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2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 ">
        <style:list-level-properties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2" text:bullet-char=" ">
        <style:list-level-properties text:space-before="1.6cm" text:min-label-width="0.8cm"/>
        <style:text-properties fo:font-family="Tahoma" style:font-style-name="Normalny" style:font-family-generic="swiss" style:font-pitch="variable" style:use-window-font-color="true" fo:font-size="75%"/>
      </text:list-level-style-bullet>
      <text:list-level-style-bullet text:level="3" text:bullet-char=" ">
        <style:list-level-properties text:space-before="3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4" text:bullet-char=" ">
        <style:list-level-properties text:space-before="4.2cm" text:min-label-width="0.6cm"/>
        <style:text-properties fo:font-family="Tahoma" style:font-style-name="Normalny" style:font-family-generic="swiss" style:font-pitch="variable" style:use-window-font-color="true" fo:font-size="75%"/>
      </text:list-level-style-bullet>
      <text:list-level-style-bullet text:level="5" text:bullet-char=" ">
        <style:list-level-properties text:space-before="5.4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6" text:bullet-char=" ">
        <style:list-level-properties text:space-before="6.6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7" text:bullet-char=" ">
        <style:list-level-properties text:space-before="7.8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8" text:bullet-char=" ">
        <style:list-level-properties text:space-before="9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9" text:bullet-char=" ">
        <style:list-level-properties text:space-before="10.2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initial-creator>ala b</meta:initial-creator>
    <meta:creation-date>2006-04-01T22:03:58</meta:creation-date>
    <dc:date>2013-05-07T19:32:32.39</dc:date>
    <dc:language>pl-PL</dc:language>
    <meta:editing-cycles>17</meta:editing-cycles>
    <meta:editing-duration>PT2H4M8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